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Hiep, </text:p>
      <text:p text:style-name="Standard"/>
      <text:p text:style-name="Standard">I hope you're having a good week!</text:p>
      <text:p text:style-name="Standard"/>
      <text:p text:style-name="Standard">I have just spoken to both Carl Heiles and Tom Troland :-). </text:p>
      <text:p text:style-name="Standard"/>
      <text:p text:style-name="Standard">So, the uncertainties on N(HI) in the Millennium Survey paper are actually really easy to calculate. N(HI) for each Gaussian component is computed given tau, Ts and the linewidth using the standard equation (see attached pic from my slides). Since the Millennium Survey paper contains uncertainties on each of those values, you just need to propagate those errors through in the usual way. That gives you an uncertainty on each component's N(HI), which you then combine when you sum the N(HI)s to get the total column. Easy!</text:p>
      <text:p text:style-name="Standard"/>
      <text:p text:style-name="Standard">I had been concerned about how the assumed ordering of emission/absorption components affected the uncertainties. Having read the paper more carefully, I  realise that the errors quoted on tau, Ts and the linewidth already take that effect into account. i.e. they varied the order, recalculated the parameters in each case, and used a weighted average of all trials to derive their uncertainties. </text:p>
      <text:p text:style-name="Standard"/>
      <text:p text:style-name="Standard">I also spoke to Clare Murray, a student working on a survey called 21cm SPONGE, which is an improved version of the Millennium Survey. I think she should be happy to share her data with you, which would increase your number of available sightlines. SPONGE has some overlap with the MS sources, but some are unique. </text:p>
      <text:p text:style-name="Standard"/>
      <text:p text:style-name="Standard">Cheers,</text:p>
      <text:p text:style-name="Standard"/>
      <text:p text:style-name="Standard">J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16:00:40.336409290</meta:creation-date>
    <dc:date>2016-05-25T16:01:09.858183439</dc:date>
    <meta:editing-duration>PT29S</meta:editing-duration>
    <meta:editing-cycles>1</meta:editing-cycles>
    <meta:document-statistic meta:table-count="0" meta:image-count="0" meta:object-count="0" meta:page-count="1" meta:paragraph-count="8" meta:word-count="228" meta:character-count="1348" meta:non-whitespace-character-count="1123"/>
    <meta:generator>LibreOffice/5.0.5.2$Linux_X86_64 LibreOffice_project/00m0$Build-2</meta:generator>
  </office:meta>
</office:document-meta>
</file>